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xt project: </text:p>
      <text:p text:style-name="Standard"/>
      <text:p text:style-name="Standard">Use a potentiometer to create a circuit that will let the Arduino read not just on/off like a switch, but all the numbers in between. </text:p>
      <text:p text:style-name="Standard"/>
      <text:p text:style-name="Standard">O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07:21:50</meta:creation-date>
    <dc:date>2012-05-08T10:02:29</dc:date>
    <meta:editing-duration>PT1M57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3" meta:word-count="28" meta:character-count="150" meta:non-whitespace-character-count="123"/>
  </office:meta>
</office:document-meta>
</file>